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3faf46" loext:opacity="100%" fo:font-size="48pt" fo:font-weight="bold" style:font-size-asian="42pt" style:font-weight-asian="bold" style:font-size-complex="48pt" style:font-weight-complex="bold"/>
    </style:style>
    <style:style style:name="P2" style:family="paragraph" style:parent-style-name="Standard">
      <style:paragraph-properties fo:text-align="center" style:justify-single-word="false"/>
      <style:text-properties fo:color="#00a933" loext:opacity="100%" fo:font-size="60pt" fo:font-weight="bold" officeooo:rsid="00055ee1" officeooo:paragraph-rsid="00055ee1"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3faf46" loext:opacity="100%" fo:font-size="24pt" fo:font-weight="bold" officeooo:rsid="0004510c" officeooo:paragraph-rsid="0004510c" style:font-size-asian="21pt" style:font-weight-asian="bold" style:font-size-complex="24pt" style:font-weight-complex="bold"/>
    </style:style>
    <style:style style:name="P4" style:family="paragraph" style:parent-style-name="Standard">
      <style:paragraph-properties fo:text-align="center" style:justify-single-word="false"/>
      <style:text-properties fo:color="#000000" loext:opacity="100%" fo:font-size="24pt" fo:font-weight="bold" officeooo:rsid="0004510c" officeooo:paragraph-rsid="0004510c" style:font-size-asian="21pt" style:font-weight-asian="bold" style:font-size-complex="24pt" style:font-weight-complex="bold"/>
    </style:style>
    <style:style style:name="P5" style:family="paragraph" style:parent-style-name="Text_20_body">
      <style:paragraph-properties fo:text-align="justify" style:justify-single-word="false" fo:break-before="page"/>
      <style:text-properties fo:color="#000000" loext:opacity="100%" fo:font-size="12pt" fo:font-weight="normal" officeooo:rsid="0004510c" officeooo:paragraph-rsid="0004510c"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color="#000000" loext:opacity="100%" officeooo:rsid="0004510c"/>
    </style:style>
    <style:style style:name="P7" style:family="paragraph" style:parent-style-name="Standard">
      <style:paragraph-properties fo:text-align="justify" style:justify-single-word="false"/>
      <style:text-properties fo:color="#000000" loext:opacity="100%" fo:font-size="12pt" fo:font-weight="normal" officeooo:rsid="0004510c" officeooo:paragraph-rsid="0004510c"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O</text:p>
      <text:p text:style-name="P3"/>
      <text:p text:style-name="P3"/>
      <text:p text:style-name="P4">Preliminary report</text:p>
      <text:p text:style-name="P4">2025</text:p>
      <text:p text:style-name="P5">Lorem ipsum dolor sit amet, consectetur adipiscing elit. Pellentesque bibendum vehicula sodales. Mauris a ante molestie, ultrices nulla non, rutrum neque. Fusce dapibus aliquam fringilla. Nam vitae posuere felis. Fusce ultricies tristique sagittis. Nulla nulla leo, dictum vel gravida eu, facilisis a lacus. Aliquam non neque nisl. Mauris quis rutrum metus, id tincidunt leo. Phasellus posuere justo nec pretium faucibus. Ut porta, magna in ultrices interdum, massa justo fringilla quam, sit amet tempus nisi massa sit amet dolor. Duis orci odio, molestie et ultricies non, tristique nec ante. Nunc non ipsum ornare, porttitor nulla eu, imperdiet ex. Fusce tincidunt risus ut est dapibus condimentum. Quisque turpis tellus, aliquam non suscipit id, elementum ut ipsum. Aenean vitae malesuada nisl. Ut malesuada dolor quis vulputate hendrerit. </text:p>
      <text:p text:style-name="P6">Quisque pretium metus a turpis placerat cursus. Orci varius natoque penatibus et magnis dis parturient montes, nascetur ridiculus mus. Cras non lorem sit amet orci tempor molestie. Pellentesque et aliquam metus. Aliquam erat volutpat. Vivamus feugiat felis ipsum, commodo tristique neque dictum vitae. Ut cursus nisl ornare accumsan pretium. Duis eget sapien vel justo facilisis bibendum. Morbi vel lorem et quam aliquam molestie. </text:p>
      <text:p text:style-name="P6">Curabitur id leo eu urna convallis consectetur. Sed at iaculis augue. Aenean at scelerisque metus, id laoreet dolor. Nulla volutpat mi nisi, ut pretium nisl placerat sit amet. Cras nec maximus lacus. Nunc nec tincidunt mauris. Aenean mi nisl, vestibulum a ornare vitae, consequat a urna. Sed blandit sit amet enim sit amet bibendum. Vestibulum semper, turpis eget faucibus lacinia, eros elit facilisis purus, sed luctus ligula lorem eu ipsum. Nam porttitor a arcu molestie pulvinar. Quisque a elit et nisi auctor lacinia. Vestibulum ultricies neque sed nulla faucibus, sed vulputate sem feugiat. In hac habitasse platea dictumst. Nulla id neque vel tellus vulputate accumsan nec et metus. Vestibulum quam velit, lacinia vitae consectetur a, condimentum id enim. </text:p>
      <text:p text:style-name="P6">Duis rutrum malesuada dapibus. Vestibulum rutrum, est in commodo auctor, turpis enim imperdiet quam, sed tempor nibh velit eget velit. Nunc tempus est eget pretium rutrum. Aliquam eu diam at quam mattis consectetur. Suspendisse potenti. Fusce eu turpis semper leo iaculis tristique. Donec varius lacus lectus, nec sollicitudin massa mollis a. Praesent sollicitudin in sem eu posuere. Aenean at augue eu dui luctus lacinia eu vitae odio. Donec non leo id augue ultricies aliquet sed euismod sapien. Cras ac magna sed metus auctor consequat ac nec erat. Suspendisse vestibulum sit amet nisi vitae tincidunt. Aenean vitae convallis arcu. Mauris nec lacus felis. Pellentesque mollis nibh arcu, vitae molestie urna tempus id. </text:p>
      <text:p text:style-name="P6">Donec sit amet tincidunt mi, ut elementum massa. Etiam quam lorem, sagittis a dolor vel, fringilla sodales ex. Nam eu lectus pretium, commodo justo vitae, dictum sapien. In quis dolor ultricies, molestie justo nec, pretium dui. Praesent porttitor ultricies sem. Vestibulum eleifend interdum est. Quisque euismod dictum mollis. Phasellus eget ex at metus ultricies dictum sed a nunc. Nunc diam magna, hendrerit in condimentum vitae, volutpat non nunc. Proin laoreet justo id luctus efficitur. Ut vitae massa nec magna hendrerit efficitur. Sed eu dolor non sem efficitur tincidunt in id dui. Ut finibus lacus in consequat vulputate. Aliquam ultrices blandit auctor. </text:p>
      <text:p text:style-name="P6">Suspendisse sagittis justo dolor, sit amet dapibus mi rhoncus vel. Donec vehicula, libero at varius viverra, mauris mi luctus odio, et condimentum quam magna nec purus. Quisque accumsan ante efficitur metus bibendum aliquam. Vivamus rhoncus rhoncus hendrerit. Lorem ipsum dolor sit amet, <text:soft-page-break/>consectetur adipiscing elit. Vivamus a cursus ante. Morbi iaculis eget mi varius vehicula. Praesent dui eros, vestibulum non ligula et, iaculis sagittis sem. Mauris non neque euismod, vulputate sapien eget, convallis tellus. Aliquam vulputate ante eu ante pharetra, vel ultrices magna auctor. </text:p>
      <text:p text:style-name="P6"/>
      <text:p text:style-name="P6">Phasellus vel faucibus elit. Interdum et malesuada fames ac ante ipsum primis in faucibus. Curabitur commodo rhoncus dictum. Quisque ac tempor ante. Vivamus venenatis luctus auctor. Etiam non elit at erat pretium laoreet. Proin dolor quam, accumsan pharetra mauris ut, aliquet placerat sapien. Nunc at tortor a magna porta porta eu at dolor. Suspendisse blandit tempor ipsum in vehicula. Cras id augue eget lectus consequat dictum sit amet ac eros. Cras auctor felis id scelerisque tincidunt. Donec condimentum mattis lorem. Integer et mattis elit. Vestibulum ante ipsum primis in faucibus orci luctus et ultrices posuere cubilia curae; </text:p>
      <text:p text:style-name="P6">Sed interdum commodo consectetur. Ut dignissim risus ut commodo lacinia. Sed sapien nulla, luctus et eros non, aliquam mattis dolor. Pellentesque habitant morbi tristique senectus et netus et malesuada fames ac turpis egestas. Integer vestibulum, dolor nec eleifend suscipit, nisi erat malesuada nulla, in fringilla lectus purus vulputate enim. Cras suscipit dignissim tellus, in sodales enim fermentum a. Sed eget bibendum neque, non porttitor nisl. Pellentesque et faucibus orci. Sed sollicitudin lacus ut pellentesque faucibus. Donec risus velit, vehicula eu nisi ac, sodales efficitur elit. Aenean quis eros massa. Nam ut molestie ex. In sagittis lectus risus, vel placerat dolor sodales eget. Pellentesque ut consequat ante, in consequat sapien. </text:p>
      <text:p text:style-name="P6">Praesent vestibulum eget dolor eget facilisis. Aenean elementum quis nisl quis congue. Sed rhoncus metus risus, non accumsan massa pharetra et. Mauris in metus diam. Nulla quis aliquam lectus. Vestibulum efficitur metus at ante tristique, a fermentum ligula commodo. Interdum et malesuada fames ac ante ipsum primis in faucibus. Curabitur commodo viverra arcu ac suscipit. Sed ultrices quam non odio tempor, ut auctor nisl elementum. Cras vestibulum finibus est id tincidunt. Donec eleifend fringilla lectus, nec rhoncus enim malesuada sed. Aliquam nisi odio, pharetra at elit nec, mattis bibendum tellus. Maecenas ultrices lorem at odio placerat, et tempus magna aliquam. </text:p>
      <text:p text:style-name="P6">Aenean faucibus scelerisque sapien quis accumsan. Morbi tincidunt, elit vitae finibus ornare, tortor ex placerat orci, vitae luctus tellus diam non felis. Sed tristique, sapien ultrices tincidunt pharetra, mi enim fermentum ipsum, in efficitur orci diam quis nisl. Praesent ultricies lobortis elementum. Praesent non nulla in leo ultricies vehicula. Donec pellentesque, lacus eu cursus interdum, velit eros sagittis neque, scelerisque ultricies mi neque vel sapien. Curabitur hendrerit leo nulla, eu luctus ante mollis eu. Integer gravida metus lectus, ac tristique enim faucibus in. Nullam laoreet nunc ex, vel vehicula lectus maximus id. Nulla eleifend egestas urna nec fermentum. Nulla sit amet cursus sem. Praesent nec metus dictum, pharetra purus id, efficitur ipsum. Phasellus non tincidunt metus. Aenean rhoncus metus ac ultricies mattis. Vivamus id nibh tempus, vulputate orci non, varius orci. </text:p>
      <text:p text:style-name="P6">Etiam quis vestibulum elit. Fusce blandit enim neque, dignissim egestas metus tristique eu. Nam sed turpis molestie, fringilla felis id, accumsan ligula. Mauris a sollicitudin sapien. Maecenas eu libero facilisis, pulvinar lorem ac, egestas tortor. In sed dolor dui. Cras sodales imperdiet eros, in consequat magna blandit molestie. Vestibulum posuere accumsan ultrices. Suspendisse sollicitudin sagittis <text:soft-page-break/>ultricies. Nunc sit amet sapien at lorem molestie tincidunt. Praesent egestas fermentum mauris, nec ullamcorper magna suscipit pellentesque. Integer et rutrum tortor. </text:p>
      <text:p text:style-name="P6">Nulla ultrices commodo ex, et sagittis risus iaculis in. In non sagittis nisi. Phasellus at nisi neque. Sed elit arcu, accumsan a justo id, mollis elementum lacus. Vivamus vitae sapien ac massa faucibus venenatis vel non neque. Suspendisse tempus massa quis porta aliquet. Sed semper non felis vitae cursus. Proin gravida vel eros nec tincidunt. Morbi est ex, maximus eget condimentum sit amet, ultricies id enim. Cras sagittis enim sed ligula sollicitudin commodo. Sed sodales leo eros, sit amet egestas lacus luctus sit amet. Quisque pulvinar tempus mauris. </text:p>
      <text:p text:style-name="P6">Nunc congue massa sed nisl varius, sit amet sagittis nisl hendrerit. Nullam suscipit, lacus quis malesuada maximus, arcu orci viverra purus, id aliquet quam velit nec felis. Quisque interdum vestibulum urna. Suspendisse sit amet rutrum massa. Class aptent taciti sociosqu ad litora torquent per conubia nostra, per inceptos himenaeos. Aliquam porta vel leo nec viverra. Mauris vitae turpis sit amet urna accumsan facilisis ac vitae lectus. Vestibulum justo nisi, porttitor nec mi sit amet, molestie efficitur nisi. Fusce lacinia ipsum eget justo tempor mollis. </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2T07:45:56.488918100</meta:creation-date>
    <dc:date>2025-08-12T08:05:46.502980300</dc:date>
    <meta:editing-duration>PT5M26S</meta:editing-duration>
    <meta:editing-cycles>3</meta:editing-cycles>
    <meta:generator>LibreOffice/25.2.5.2$Windows_X86_64 LibreOffice_project/03d19516eb2e1dd5d4ccd751a0d6f35f35e08022</meta:generator>
    <meta:print-date>2025-08-12T07:50:36.651818800</meta:print-date>
    <meta:document-statistic meta:table-count="0" meta:image-count="0" meta:object-count="0" meta:page-count="4" meta:paragraph-count="16" meta:word-count="1291" meta:character-count="8683" meta:non-whitespace-character-count="7395"/>
  </office:meta>
</office:document-meta>
</file>